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gr68" style:family="graphic" style:parent-style-name="standard">
      <style:graphic-properties draw:stroke="none" svg:stroke-color="#000000" draw:fill="none" draw:fill-color="#ffffff" fo:min-height="2.051cm"/>
    </style:style>
    <style:style style:name="gr69" style:family="graphic" style:parent-style-name="standard">
      <style:graphic-properties draw:stroke="none" svg:stroke-color="#000000" draw:fill="none" draw:fill-color="#ffffff" fo:min-height="1.274cm"/>
    </style:style>
    <style:style style:name="gr7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</style:style>
    <style:style style:name="gr71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</style:style>
    <style:style style:name="gr7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</style:style>
    <style:style style:name="gr73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</style:style>
    <style:style style:name="gr74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</style:style>
    <style:style style:name="gr76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</style:style>
    <style:style style:name="gr77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fo:min-height="1.026cm"/>
    </style:style>
    <style:style style:name="gr80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</text:span><text:span text:style-name="T3">ru</text:span><text:span text:style-name="T3">Dir</text:span><text:span text:style-name="T3">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</text:span><text:span text:style-name="T3">rt</text:span><text:span text:style-name="T3">h</text:span><text:span text:style-name="T3">o</text:span><text:span text:style-name="T3">g</text:span><text:span text:style-name="T3">o</text:span><text:span text:style-name="T3">n</text:span><text:span text:style-name="T3">ali</text:span><text:span text:style-name="T3">ty</text:span><text:span text:style-name="T3">L</text:span><text:span text:style-name="T3">o</text:span><text:span text:style-name="T3">o</text:span><text:span text:style-name="T3">p.</text:span><text:span text:style-name="T3">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</text:span><text:span text:style-name="T3">n</text:span><text:span text:style-name="T3">al</text:span><text:span text:style-name="T3">y</text:span><text:span text:style-name="T3">si</text:span><text:span text:style-name="T3">s.</text:span><text:span text:style-name="T3">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</text:span><text:span text:style-name="T3">pi</text:span><text:span text:style-name="T3">nr</text:span><text:span text:style-name="T3">o</text:span><text:span text:style-name="T3">ot</text:span><text:span text:style-name="T3">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</text:span><text:span text:style-name="T3">n</text:span><text:span text:style-name="T3">Di</text:span><text:span text:style-name="T3">s</text:span><text:span text:style-name="T3">ki</text:span><text:span text:style-name="T3">m</text:span><text:span text:style-name="T3">.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</text:span><text:span text:style-name="T2">th</text:span><text:span text:style-name="T2">og</text:span><text:span text:style-name="T2">on</text:span><text:span text:style-name="T2">ali</text:span><text:span text:style-name="T2">ty.</text:span><text:span text:style-name="T2">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CatTree</text:span><text:span text:style-name="T2">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</text:span><text:span text:style-name="T4">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</text:span><text:span text:style-name="T4">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7.914cm" svg:y="11.8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0.351cm" svg:y="13.8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196cm" svg:y1="12.586cm" svg:x2="12.192cm" svg:y2="13.82cm" draw:start-shape="id78" draw:start-glue-point="6" draw:end-shape="id79" draw:end-glue-point="4" svg:d="M12196 12586v542l-4 190v502" svg:viewBox="0 0 5 1235">
          <text:p/>
        </draw:connector>
        <draw:custom-shape draw:style-name="gr61" draw:text-style-name="P20" xml:id="id80" draw:id="id80" draw:layer="layout" svg:width="3.866cm" svg:height="0.735cm" svg:x="10.265cm" svg:y="8.1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0.35cm" svg:y="10.0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198cm" svg:y1="8.903cm" svg:x2="12.191cm" svg:y2="10.011cm" draw:start-shape="id80" draw:start-glue-point="6" draw:end-shape="id81" draw:end-glue-point="4" svg:d="M12198 8903l-7 1108" svg:viewBox="0 0 8 1109">
          <text:p/>
        </draw:connector>
        <draw:connector draw:style-name="gr42" draw:text-style-name="P14" draw:layer="layout" draw:type="lines" svg:x1="12.191cm" svg:y1="10.701cm" svg:x2="12.195cm" svg:y2="11.884cm" draw:start-shape="id81" draw:start-glue-point="6" draw:end-shape="id78" draw:end-glue-point="0" svg:d="M12191 107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16.426cm" svg:y="13.7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3.255cm" svg:y="11.7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938cm" svg:y1="12.216cm" svg:x2="7.914cm" svg:y2="12.235cm" draw:start-shape="id82" draw:start-glue-point="7" draw:end-shape="id78" draw:end-glue-point="5" svg:d="M6938 12216l976 19" svg:viewBox="0 0 977 20">
          <text:p/>
        </draw:connector>
        <draw:connector draw:style-name="gr13" draw:text-style-name="P14" draw:layer="layout" draw:type="line" svg:x1="14.034cm" svg:y1="14.264cm" svg:x2="16.426cm" svg:y2="14.262cm" draw:start-shape="id79" draw:start-glue-point="7" draw:end-shape="id83" svg:d="M14034 14264l2392-2" svg:viewBox="0 0 2393 3">
          <text:p/>
        </draw:connector>
        <draw:frame draw:style-name="gr66" draw:text-style-name="P36" draw:layer="layout" svg:width="5.207cm" svg:height="0.763cm" svg:x="16.288cm" svg:y="13.049cm">
          <draw:text-box>
            <text:p><text:span text:style-name="T10">lo</text:span><text:span text:style-name="T10">op</text:span><text:span text:style-name="T10">_a</text:span><text:span text:style-name="T10">sy</text:span><text:span text:style-name="T10">m</text:span><text:span text:style-name="T10">Br</text:span><text:span text:style-name="T10">u</text:span><text:span text:style-name="T10">Fi</text:span><text:span text:style-name="T10">t.r</text:span><text:span text:style-name="T10">b</text:span></text:p>
          </draw:text-box>
        </draw:frame>
        <draw:custom-shape draw:style-name="gr61" draw:text-style-name="P20" xml:id="id84" draw:id="id84" draw:layer="layout" svg:width="3.866cm" svg:height="0.735cm" svg:x="23.285cm" svg:y="16.8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2.562cm" svg:y="15.989cm">
          <draw:text-box>
            <text:p><text:span text:style-name="T10">lo</text:span><text:span text:style-name="T10">op</text:span><text:span text:style-name="T10">_c</text:span><text:span text:style-name="T10">he</text:span><text:span text:style-name="T10">ck</text:span><text:span text:style-name="T10">Inj</text:span><text:span text:style-name="T10">ec</text:span><text:span text:style-name="T10">tio</text:span><text:span text:style-name="T10">n</text:span><text:span text:style-name="T10">Fi</text:span><text:span text:style-name="T10">t.r</text:span><text:span text:style-name="T10">b</text:span></text:p>
          </draw:text-box>
        </draw:frame>
        <draw:connector draw:style-name="gr13" draw:text-style-name="P14" draw:layer="layout" svg:x1="14.033cm" svg:y1="10.356cm" svg:x2="25.218cm" svg:y2="16.832cm" draw:start-shape="id81" draw:start-glue-point="7" draw:end-shape="id84" draw:end-glue-point="4" svg:d="M14033 10356h11185v6476" svg:viewBox="0 0 11186 6477">
          <text:p/>
        </draw:connector>
        <draw:custom-shape draw:style-name="gr11" draw:text-style-name="P12" xml:id="id85" draw:id="id85" draw:layer="layout" svg:width="3.683cm" svg:height="0.889cm" svg:x="16.521cm" svg:y="16.7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359cm" svg:y1="14.77cm" svg:x2="18.362cm" svg:y2="16.748cm" draw:start-shape="id83" draw:start-glue-point="6" draw:end-shape="id85" draw:end-glue-point="4" svg:d="M18359 14770l3 1978" svg:viewBox="0 0 4 1979">
          <text:p/>
        </draw:connector>
        <draw:connector draw:style-name="gr13" draw:text-style-name="P14" draw:layer="layout" draw:type="line" svg:x1="20.204cm" svg:y1="17.192cm" svg:x2="23.285cm" svg:y2="17.2cm" draw:start-shape="id85" draw:start-glue-point="7" draw:end-shape="id84" draw:end-glue-point="5" svg:d="M20204 17192l3081 8" svg:viewBox="0 0 3082 9">
          <text:p/>
        </draw:connector>
        <draw:custom-shape draw:style-name="gr67" draw:text-style-name="P12" xml:id="id86" draw:id="id86" draw:layer="layout" svg:width="7.475cm" svg:height="1.4cm" svg:x="21.501cm" svg:y="19.6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5.218cm" svg:y1="17.567cm" svg:x2="25.239cm" svg:y2="19.669cm" draw:start-shape="id84" draw:start-glue-point="6" draw:end-shape="id86" draw:end-glue-point="4" svg:d="M25218 17567l21 2102" svg:viewBox="0 0 22 2103">
          <text:p/>
        </draw:connector>
        <draw:custom-shape draw:style-name="gr61" draw:text-style-name="P20" xml:id="id87" draw:id="id87" draw:layer="layout" svg:width="3.866cm" svg:height="0.735cm" svg:x="23.313cm" svg:y="22.7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5.239cm" svg:y1="21.069cm" svg:x2="25.246cm" svg:y2="22.709cm" draw:start-shape="id86" draw:start-glue-point="6" draw:end-shape="id87" draw:end-glue-point="4" svg:d="M25239 21069l7 1640" svg:viewBox="0 0 8 1641">
          <text:p/>
        </draw:connector>
        <draw:frame draw:style-name="gr68" draw:text-style-name="P37" draw:layer="layout" svg:width="8.128cm" svg:height="2.301cm" svg:x="4.175cm" svg:y="4.033cm">
          <draw:text-box>
            <text:p><text:span text:style-name="T11">A</text:span><text:span text:style-name="T11">s</text:span><text:span text:style-name="T11">y</text:span><text:span text:style-name="T11">m</text:span><text:span text:style-name="T11">m</text:span><text:span text:style-name="T11">e</text:span><text:span text:style-name="T11">t</text:span><text:span text:style-name="T11">r</text:span><text:span text:style-name="T11">y </text:span><text:span text:style-name="T11">I</text:span><text:span text:style-name="T11">n</text:span><text:span text:style-name="T11">j</text:span><text:span text:style-name="T11">e</text:span><text:span text:style-name="T11">c</text:span><text:span text:style-name="T11">ti</text:span><text:span text:style-name="T11">o</text:span><text:span text:style-name="T11">n</text:span></text:p>
          </draw:text-box>
        </draw:frame>
      </draw:page>
      <draw:page draw:name="page3" draw:style-name="dp1" draw:master-page-name="Default">
        <draw:frame draw:style-name="gr69" draw:text-style-name="P37" draw:layer="layout" svg:width="8.128cm" svg:height="1.524cm" svg:x="3.921cm" svg:y="2.524cm">
          <draw:text-box>
            <text:p><text:span text:style-name="T11">C</text:span><text:span text:style-name="T11">o</text:span><text:span text:style-name="T11">v</text:span><text:span text:style-name="T11">e</text:span><text:span text:style-name="T11">r</text:span><text:span text:style-name="T11">a</text:span><text:span text:style-name="T11">g</text:span><text:span text:style-name="T11">e</text:span><text:span text:style-name="T11"> </text:span><text:span text:style-name="T11">P</text:span><text:span text:style-name="T11">l</text:span><text:span text:style-name="T11">o</text:span><text:span text:style-name="T11">t</text:span><text:span text:style-name="T11">s</text:span></text:p>
          </draw:text-box>
        </draw:frame>
        <draw:custom-shape draw:style-name="gr12" draw:text-style-name="P12" xml:id="id88" draw:id="id88" draw:layer="layout" svg:width="3.683cm" svg:height="1.016cm" svg:x="4.228cm" svg:y="4.7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90" draw:id="id90" draw:layer="layout" svg:width="3.683cm" svg:height="1.016cm" svg:x="12.003cm" svg:y="4.607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069cm" svg:y1="5.734cm" svg:x2="8.7cm" svg:y2="8.039cm" draw:start-shape="id88" draw:start-glue-point="6" draw:end-shape="id89" draw:end-glue-point="4" svg:d="M6069 5734v502l2631 1301v502" svg:viewBox="0 0 2632 2306">
          <text:p/>
        </draw:connector>
        <draw:connector draw:style-name="gr13" draw:text-style-name="P14" draw:layer="layout" draw:type="lines" svg:x1="13.844cm" svg:y1="5.623cm" svg:x2="8.7cm" svg:y2="8.039cm" draw:start-shape="id90" draw:start-glue-point="6" draw:end-shape="id89" draw:end-glue-point="4" svg:d="M13844 5623v502l-5144 1412v502" svg:viewBox="0 0 5145 2417">
          <text:p/>
        </draw:connector>
        <draw:custom-shape draw:style-name="gr57" draw:text-style-name="P31" xml:id="id89" draw:id="id89" draw:layer="layout" svg:width="1.038cm" svg:height="0.643cm" svg:x="8.181cm" svg:y="8.0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cm" svg:y1="8.682cm" svg:x2="8.722cm" svg:y2="10.187cm" draw:start-shape="id89" draw:start-glue-point="6" draw:end-shape="id91" draw:end-glue-point="4" svg:d="M8700 8682v501l22 463v541" svg:viewBox="0 0 23 1506">
          <text:p/>
        </draw:connector>
        <draw:custom-shape draw:style-name="gr70" draw:text-style-name="P27" xml:id="id91" draw:id="id91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1" draw:text-style-name="P12" xml:id="id92" draw:id="id92" draw:layer="layout" svg:width="4.195cm" svg:height="1.016cm" svg:x="6.68cm" svg:y="12.5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22cm" svg:y1="10.889cm" svg:x2="8.778cm" svg:y2="12.592cm" draw:start-shape="id91" draw:start-glue-point="6" draw:end-shape="id92" draw:end-glue-point="4" svg:d="M8722 10889v542l56 660v501" svg:viewBox="0 0 57 1704">
          <text:p/>
        </draw:connector>
        <draw:custom-shape draw:style-name="gr72" draw:text-style-name="P27" xml:id="id93" draw:id="id93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8cm" svg:y1="13.608cm" svg:x2="8.735cm" svg:y2="15.065cm" draw:start-shape="id92" draw:start-glue-point="6" draw:end-shape="id93" draw:end-glue-point="4" svg:d="M8778 13608l-43 1457" svg:viewBox="0 0 44 1458">
          <text:p/>
        </draw:connector>
        <draw:custom-shape draw:style-name="gr73" draw:text-style-name="P12" xml:id="id94" draw:id="id94" draw:layer="layout" svg:width="5.949cm" svg:height="1.016cm" svg:x="5.795cm" svg:y="17.886cm">
          <text:p text:style-name="P3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735cm" svg:y1="15.767cm" svg:x2="8.77cm" svg:y2="17.886cm" draw:start-shape="id93" draw:start-glue-point="6" draw:end-shape="id94" draw:end-glue-point="4" svg:d="M8735 15767l35 2119" svg:viewBox="0 0 36 2120">
          <text:p/>
        </draw:connector>
        <draw:custom-shape draw:style-name="gr74" draw:text-style-name="P20" xml:id="id95" draw:id="id95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cm" svg:y1="18.902cm" svg:x2="8.818cm" svg:y2="20.815cm" draw:start-shape="id94" draw:start-glue-point="6" draw:end-shape="id95" draw:end-glue-point="4" svg:d="M8770 18902l48 1913" svg:viewBox="0 0 49 1914">
          <text:p/>
        </draw:connector>
        <draw:custom-shape draw:style-name="gr73" draw:text-style-name="P12" xml:id="id96" draw:id="id96" draw:layer="layout" svg:width="5.949cm" svg:height="1.016cm" svg:x="5.855cm" svg:y="23.037cm">
          <text:p text:style-name="P3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818cm" svg:y1="21.55cm" svg:x2="8.83cm" svg:y2="23.037cm" draw:start-shape="id95" draw:start-glue-point="6" draw:end-shape="id96" draw:end-glue-point="4" svg:d="M8818 21550l12 1487" svg:viewBox="0 0 13 1488">
          <text:p/>
        </draw:connector>
        <draw:custom-shape draw:style-name="gr75" draw:text-style-name="P27" xml:id="id97" draw:id="id97" draw:layer="layout" svg:width="6.912cm" svg:height="0.702cm" svg:x="14.991cm" svg:y="10.12cm">
          <text:p text:style-name="P3"><text:span text:style-name="T2">Stack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844cm" svg:y1="5.623cm" svg:x2="18.447cm" svg:y2="10.12cm" draw:start-shape="id90" draw:start-glue-point="6" draw:end-shape="id97" draw:end-glue-point="4" svg:d="M13844 5623v502l4603 3454v541" svg:viewBox="0 0 4604 4498">
          <text:p/>
        </draw:connector>
        <draw:custom-shape draw:style-name="gr76" draw:text-style-name="P20" xml:id="id98" draw:id="id98" draw:layer="layout" svg:width="9.144cm" svg:height="0.735cm" svg:x="13.902cm" svg:y="15.197cm">
          <text:p text:style-name="P3"><text:span text:style-name="T2">latex_Stack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2" xml:id="id99" draw:id="id99" draw:layer="layout" svg:width="5.949cm" svg:height="1.016cm" svg:x="15.553cm" svg:y="17.718cm">
          <text:p text:style-name="P3"><text:span text:style-name="T2">stacks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74cm" svg:y1="15.932cm" svg:x2="18.528cm" svg:y2="17.718cm" draw:start-shape="id98" draw:start-glue-point="6" draw:end-shape="id99" draw:end-glue-point="4" svg:d="M18474 15932l54 1786" svg:viewBox="0 0 55 1787">
          <text:p/>
        </draw:connector>
        <draw:custom-shape draw:style-name="gr71" draw:text-style-name="P12" xml:id="id100" draw:id="id100" draw:layer="layout" svg:width="4.195cm" svg:height="1.016cm" svg:x="16.352cm" svg:y="12.563cm">
          <text:p text:style-name="P3"><text:span text:style-name="T2">cattreestack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47cm" svg:y1="10.822cm" svg:x2="18.45cm" svg:y2="12.563cm" draw:start-shape="id97" draw:start-glue-point="6" draw:end-shape="id100" draw:end-glue-point="4" svg:d="M18447 10822l3 1741" svg:viewBox="0 0 4 1742">
          <text:p/>
        </draw:connector>
        <draw:connector draw:style-name="gr13" draw:text-style-name="P14" draw:layer="layout" draw:type="line" svg:x1="18.45cm" svg:y1="13.579cm" svg:x2="18.474cm" svg:y2="15.197cm" draw:start-shape="id100" draw:start-glue-point="6" draw:end-shape="id98" draw:end-glue-point="4" svg:d="M18450 13579l24 1618" svg:viewBox="0 0 25 1619">
          <text:p/>
        </draw:connector>
        <draw:custom-shape draw:style-name="gr77" draw:text-style-name="P12" xml:id="id103" draw:id="id103" draw:layer="layout" svg:width="6.999cm" svg:height="1.016cm" svg:x="16.462cm" svg:y="24.495cm">
          <text:p text:style-name="P3"><text:span text:style-name="T2">catTreeData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78" draw:text-style-name="P14" draw:layer="layout" svg:x1="3.413cm" svg:y1="28.559cm" svg:x2="35.925cm" svg:y2="12.811cm">
          <text:p/>
        </draw:line>
        <draw:frame draw:style-name="gr79" draw:text-style-name="P37" draw:layer="layout" svg:width="17.579cm" svg:height="1.276cm" svg:x="17.002cm" svg:y="22.965cm">
          <draw:text-box>
            <text:p><text:span text:style-name="T11">I</text:span><text:span text:style-name="T11">n</text:span><text:span text:style-name="T11">b</text:span><text:span text:style-name="T11">e</text:span><text:span text:style-name="T11">n</text:span><text:span text:style-name="T11">d</text:span><text:span text:style-name="T11">i</text:span><text:span text:style-name="T11">n</text:span><text:span text:style-name="T11">g</text:span><text:span text:style-name="T11"> </text:span><text:span text:style-name="T11">+</text:span><text:span text:style-name="T11"> </text:span><text:span text:style-name="T11">O</text:span><text:span text:style-name="T11">u</text:span><text:span text:style-name="T11">t</text:span><text:span text:style-name="T11">b</text:span><text:span text:style-name="T11">e</text:span><text:span text:style-name="T11">n</text:span><text:span text:style-name="T11">d</text:span><text:span text:style-name="T11">i</text:span><text:span text:style-name="T11">n</text:span><text:span text:style-name="T11">g</text:span><text:span text:style-name="T11"> </text:span><text:span text:style-name="T11">=</text:span><text:span text:style-name="T11"> </text:span><text:span text:style-name="T11">B</text:span><text:span text:style-name="T11">i</text:span><text:span text:style-name="T11">b</text:span><text:span text:style-name="T11">e</text:span><text:span text:style-name="T11">n</text:span><text:span text:style-name="T11">d</text:span><text:span text:style-name="T11">i</text:span><text:span text:style-name="T11">n</text:span><text:span text:style-name="T11">g</text:span></text:p>
          </draw:text-box>
        </draw:frame>
        <draw:custom-shape draw:style-name="gr77" draw:text-style-name="P12" xml:id="id101" draw:id="id101" draw:layer="layout" svg:width="6.999cm" svg:height="1.016cm" svg:x="16.462cm" svg:y="25.596cm">
          <text:p text:style-name="P3"><text:span text:style-name="T2">catTreeData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7" draw:text-style-name="P12" xml:id="id104" draw:id="id104" draw:layer="layout" svg:width="6.999cm" svg:height="1.016cm" svg:x="25.762cm" svg:y="24.496cm">
          <text:p text:style-name="P3"><text:span text:style-name="T2">catTreeMC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7" draw:text-style-name="P12" xml:id="id105" draw:id="id105" draw:layer="layout" svg:width="6.999cm" svg:height="1.016cm" svg:x="25.762cm" svg:y="25.597cm">
          <text:p text:style-name="P3"><text:span text:style-name="T2">catTreeMC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0" draw:text-style-name="P38" xml:id="id102" draw:id="id102" draw:layer="layout" svg:width="7.366cm" svg:height="3.175cm" svg:x="21.066cm" svg:y="28.213cm">
          <text:p text:style-name="P3"><text:span text:style-name="T3">hadd_makeBibendingCatTrees.rb</text:span></text:p>
          <text:p text:style-name="P5"><text:span text:style-name="T3"/></text:p>
          <text:p text:style-name="P5"><text:span text:style-name="T3">– </text:span><text:span text:style-name="T3">rga</text:span></text:p>
          <text:p text:style-name="P5"><text:span text:style-name="T3">– </text:span><text:span text:style-name="T3">rgb</text:span></text:p>
          <text:p text:style-name="P5"><text:span text:style-name="T3">– </text:span><text:span text:style-name="T3">mc, balance yield against rga</text:span></text:p>
          <text:p text:style-name="P5"><text:span text:style-name="T3">– </text:span><text:span text:style-name="T3">mc, balance yield against 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12" xml:id="id106" draw:id="id106" draw:layer="layout" svg:width="6.999cm" svg:height="1.016cm" svg:x="17.434cm" svg:y="34.304cm">
          <text:p text:style-name="P3"><text:span text:style-name="T2">catTreeData.bi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7" draw:text-style-name="P12" xml:id="id107" draw:id="id107" draw:layer="layout" svg:width="6.999cm" svg:height="1.016cm" svg:x="25.239cm" svg:y="34.309cm">
          <text:p text:style-name="P3"><text:span text:style-name="T2">catTreeMC.bi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3.461cm" svg:y1="26.104cm" svg:x2="24.749cm" svg:y2="28.213cm" draw:start-shape="id101" draw:start-glue-point="7" draw:end-shape="id102" draw:end-glue-point="4" svg:d="M23461 26104h1288v2109" svg:viewBox="0 0 1289 2110">
          <text:p/>
        </draw:connector>
        <draw:connector draw:style-name="gr13" draw:text-style-name="P14" draw:layer="layout" svg:x1="23.461cm" svg:y1="25.003cm" svg:x2="24.749cm" svg:y2="28.213cm" draw:start-shape="id103" draw:start-glue-point="7" draw:end-shape="id102" draw:end-glue-point="4" svg:d="M23461 25003h1288v3210" svg:viewBox="0 0 1289 3211">
          <text:p/>
        </draw:connector>
        <draw:connector draw:style-name="gr13" draw:text-style-name="P14" draw:layer="layout" svg:x1="25.762cm" svg:y1="25.004cm" svg:x2="24.749cm" svg:y2="28.213cm" draw:start-shape="id104" draw:start-glue-point="5" draw:end-shape="id102" draw:end-glue-point="4" svg:d="M25762 25004h-1013v3209" svg:viewBox="0 0 1014 3210">
          <text:p/>
        </draw:connector>
        <draw:connector draw:style-name="gr13" draw:text-style-name="P14" draw:layer="layout" svg:x1="25.762cm" svg:y1="26.105cm" svg:x2="24.749cm" svg:y2="28.213cm" draw:start-shape="id105" draw:start-glue-point="5" draw:end-shape="id102" draw:end-glue-point="4" svg:d="M25762 26105h-1013v2108" svg:viewBox="0 0 1014 2109">
          <text:p/>
        </draw:connector>
        <draw:connector draw:style-name="gr13" draw:text-style-name="P14" draw:layer="layout" svg:x1="24.749cm" svg:y1="31.388cm" svg:x2="20.933cm" svg:y2="34.304cm" draw:start-shape="id102" draw:start-glue-point="6" draw:end-shape="id106" svg:d="M24749 31388v1458h-3816v1458" svg:viewBox="0 0 3817 2917">
          <text:p/>
        </draw:connector>
        <draw:connector draw:style-name="gr13" draw:text-style-name="P14" draw:layer="layout" svg:x1="24.749cm" svg:y1="31.388cm" svg:x2="28.738cm" svg:y2="34.309cm" draw:start-shape="id102" draw:start-glue-point="6" draw:end-shape="id107" svg:d="M24749 31388v1461h3989v1460" svg:viewBox="0 0 3990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2-25T18:35:56.264853094</dc:date>
    <meta:editing-duration>PT23H28M28S</meta:editing-duration>
    <meta:editing-cycles>81</meta:editing-cycles>
    <meta:generator>LibreOffice/6.0.7.3$Linux_X86_64 LibreOffice_project/00m0$Build-3</meta:generator>
    <meta:document-statistic meta:object-count="230"/>
  </office:meta>
</office:document-meta>
</file>